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77.97mm" svg:height="149.44mm" svg:x="0mm" svg:y="62.99mm">
            <draw:object draw:notify-on-update-of-ranges="density.M1:density.BU1 density.A2:density.L2 density.M2:density.BU2 density.A3:density.L3 density.M3:density.BU3 density.A4:density.L4 density.M4:density.BU4 density.A5:density.L5 density.M5:density.BU5 density.A6:density.L6 density.M6:density.BU6 density.A7:density.L7 density.M7:density.BU7 density.A8:density.L8 density.M8:density.BU8 density.A9:density.L9 density.M9:density.BU9 density.A10:density.L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395" calcext:value-type="float">
            <text:p>395</text:p>
          </table:table-cell>
          <table:table-cell office:value-type="float" office:value="1451" calcext:value-type="float">
            <text:p>1451</text:p>
          </table:table-cell>
          <table:table-cell office:value-type="float" office:value="1198" calcext:value-type="float">
            <text:p>1198</text:p>
          </table:table-cell>
          <table:table-cell office:value-type="float" office:value="569" calcext:value-type="float">
            <text:p>569</text:p>
          </table:table-cell>
          <table:table-cell office:value-type="float" office:value="1169" calcext:value-type="float">
            <text:p>1169</text:p>
          </table:table-cell>
          <table:table-cell office:value-type="float" office:value="1760" calcext:value-type="float">
            <text:p>1760</text:p>
          </table:table-cell>
          <table:table-cell office:value-type="float" office:value="2980" calcext:value-type="float">
            <text:p>2980</text:p>
          </table:table-cell>
          <table:table-cell office:value-type="float" office:value="5238" calcext:value-type="float">
            <text:p>5238</text:p>
          </table:table-cell>
          <table:table-cell office:value-type="float" office:value="9460" calcext:value-type="float">
            <text:p>9460</text:p>
          </table:table-cell>
          <table:table-cell office:value-type="float" office:value="13104" calcext:value-type="float">
            <text:p>13104</text:p>
          </table:table-cell>
          <table:table-cell office:value-type="float" office:value="17492" calcext:value-type="float">
            <text:p>17492</text:p>
          </table:table-cell>
          <table:table-cell office:value-type="float" office:value="22242" calcext:value-type="float">
            <text:p>22242</text:p>
          </table:table-cell>
          <table:table-cell office:value-type="float" office:value="31697" calcext:value-type="float">
            <text:p>31697</text:p>
          </table:table-cell>
          <table:table-cell office:value-type="float" office:value="42273" calcext:value-type="float">
            <text:p>42273</text:p>
          </table:table-cell>
          <table:table-cell office:value-type="float" office:value="49460" calcext:value-type="float">
            <text:p>49460</text:p>
          </table:table-cell>
          <table:table-cell office:value-type="float" office:value="56046" calcext:value-type="float">
            <text:p>56046</text:p>
          </table:table-cell>
          <table:table-cell office:value-type="float" office:value="67225" calcext:value-type="float">
            <text:p>67225</text:p>
          </table:table-cell>
          <table:table-cell office:value-type="float" office:value="85161" calcext:value-type="float">
            <text:p>85161</text:p>
          </table:table-cell>
          <table:table-cell office:value-type="float" office:value="96945" calcext:value-type="float">
            <text:p>96945</text:p>
          </table:table-cell>
          <table:table-cell office:value-type="float" office:value="98809" calcext:value-type="float">
            <text:p>98809</text:p>
          </table:table-cell>
          <table:table-cell office:value-type="float" office:value="92251" calcext:value-type="float">
            <text:p>92251</text:p>
          </table:table-cell>
          <table:table-cell office:value-type="float" office:value="82160" calcext:value-type="float">
            <text:p>82160</text:p>
          </table:table-cell>
          <table:table-cell office:value-type="float" office:value="69103" calcext:value-type="float">
            <text:p>69103</text:p>
          </table:table-cell>
          <table:table-cell office:value-type="float" office:value="54079" calcext:value-type="float">
            <text:p>54079</text:p>
          </table:table-cell>
          <table:table-cell office:value-type="float" office:value="42718" calcext:value-type="float">
            <text:p>42718</text:p>
          </table:table-cell>
          <table:table-cell office:value-type="float" office:value="24463" calcext:value-type="float">
            <text:p>24463</text:p>
          </table:table-cell>
          <table:table-cell office:value-type="float" office:value="15458" calcext:value-type="float">
            <text:p>15458</text:p>
          </table:table-cell>
          <table:table-cell office:value-type="float" office:value="8478" calcext:value-type="float">
            <text:p>8478</text:p>
          </table:table-cell>
          <table:table-cell office:value-type="float" office:value="3833" calcext:value-type="float">
            <text:p>3833</text:p>
          </table:table-cell>
          <table:table-cell office:value-type="float" office:value="1550" calcext:value-type="float">
            <text:p>1550</text:p>
          </table:table-cell>
          <table:table-cell office:value-type="float" office:value="578" calcext:value-type="float">
            <text:p>578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35889894354067" calcext:value-type="float">
            <text:p>4.35889894354067</text:p>
          </table:table-cell>
          <table:table-cell office:value-type="float" office:value="0.00000983857746120775" calcext:value-type="float">
            <text:p>9.83857746120775E-06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283" calcext:value-type="float">
            <text:p>283</text:p>
          </table:table-cell>
          <table:table-cell office:value-type="float" office:value="377" calcext:value-type="float">
            <text:p>377</text:p>
          </table:table-cell>
          <table:table-cell office:value-type="float" office:value="699" calcext:value-type="float">
            <text:p>699</text:p>
          </table:table-cell>
          <table:table-cell office:value-type="float" office:value="1319" calcext:value-type="float">
            <text:p>1319</text:p>
          </table:table-cell>
          <table:table-cell office:value-type="float" office:value="2318" calcext:value-type="float">
            <text:p>2318</text:p>
          </table:table-cell>
          <table:table-cell office:value-type="float" office:value="3799" calcext:value-type="float">
            <text:p>3799</text:p>
          </table:table-cell>
          <table:table-cell office:value-type="float" office:value="6124" calcext:value-type="float">
            <text:p>6124</text:p>
          </table:table-cell>
          <table:table-cell office:value-type="float" office:value="9174" calcext:value-type="float">
            <text:p>9174</text:p>
          </table:table-cell>
          <table:table-cell office:value-type="float" office:value="13970" calcext:value-type="float">
            <text:p>13970</text:p>
          </table:table-cell>
          <table:table-cell office:value-type="float" office:value="20025" calcext:value-type="float">
            <text:p>20025</text:p>
          </table:table-cell>
          <table:table-cell office:value-type="float" office:value="28208" calcext:value-type="float">
            <text:p>28208</text:p>
          </table:table-cell>
          <table:table-cell office:value-type="float" office:value="37714" calcext:value-type="float">
            <text:p>37714</text:p>
          </table:table-cell>
          <table:table-cell office:value-type="float" office:value="49273" calcext:value-type="float">
            <text:p>49273</text:p>
          </table:table-cell>
          <table:table-cell office:value-type="float" office:value="60649" calcext:value-type="float">
            <text:p>60649</text:p>
          </table:table-cell>
          <table:table-cell office:value-type="float" office:value="71516" calcext:value-type="float">
            <text:p>71516</text:p>
          </table:table-cell>
          <table:table-cell office:value-type="float" office:value="81608" calcext:value-type="float">
            <text:p>81608</text:p>
          </table:table-cell>
          <table:table-cell office:value-type="float" office:value="88997" calcext:value-type="float">
            <text:p>88997</text:p>
          </table:table-cell>
          <table:table-cell office:value-type="float" office:value="92872" calcext:value-type="float">
            <text:p>92872</text:p>
          </table:table-cell>
          <table:table-cell office:value-type="float" office:value="91817" calcext:value-type="float">
            <text:p>91817</text:p>
          </table:table-cell>
          <table:table-cell office:value-type="float" office:value="86812" calcext:value-type="float">
            <text:p>86812</text:p>
          </table:table-cell>
          <table:table-cell office:value-type="float" office:value="75744" calcext:value-type="float">
            <text:p>75744</text:p>
          </table:table-cell>
          <table:table-cell office:value-type="float" office:value="61529" calcext:value-type="float">
            <text:p>61529</text:p>
          </table:table-cell>
          <table:table-cell office:value-type="float" office:value="46135" calcext:value-type="float">
            <text:p>46135</text:p>
          </table:table-cell>
          <table:table-cell office:value-type="float" office:value="31715" calcext:value-type="float">
            <text:p>31715</text:p>
          </table:table-cell>
          <table:table-cell office:value-type="float" office:value="18860" calcext:value-type="float">
            <text:p>18860</text:p>
          </table:table-cell>
          <table:table-cell office:value-type="float" office:value="10283" calcext:value-type="float">
            <text:p>10283</text:p>
          </table:table-cell>
          <table:table-cell office:value-type="float" office:value="4795" calcext:value-type="float">
            <text:p>4795</text:p>
          </table:table-cell>
          <table:table-cell office:value-type="float" office:value="2005" calcext:value-type="float">
            <text:p>2005</text:p>
          </table:table-cell>
          <table:table-cell office:value-type="float" office:value="765" calcext:value-type="float">
            <text:p>765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00889814388825102" calcext:value-type="float">
            <text:p>0.008898143888251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322" calcext:value-type="float">
            <text:p>322</text:p>
          </table:table-cell>
          <table:table-cell office:value-type="float" office:value="565" calcext:value-type="float">
            <text:p>565</text:p>
          </table:table-cell>
          <table:table-cell office:value-type="float" office:value="960" calcext:value-type="float">
            <text:p>960</text:p>
          </table:table-cell>
          <table:table-cell office:value-type="float" office:value="1674" calcext:value-type="float">
            <text:p>1674</text:p>
          </table:table-cell>
          <table:table-cell office:value-type="float" office:value="2871" calcext:value-type="float">
            <text:p>2871</text:p>
          </table:table-cell>
          <table:table-cell office:value-type="float" office:value="4681" calcext:value-type="float">
            <text:p>4681</text:p>
          </table:table-cell>
          <table:table-cell office:value-type="float" office:value="7643" calcext:value-type="float">
            <text:p>7643</text:p>
          </table:table-cell>
          <table:table-cell office:value-type="float" office:value="11917" calcext:value-type="float">
            <text:p>11917</text:p>
          </table:table-cell>
          <table:table-cell office:value-type="float" office:value="18069" calcext:value-type="float">
            <text:p>18069</text:p>
          </table:table-cell>
          <table:table-cell office:value-type="float" office:value="26111" calcext:value-type="float">
            <text:p>26111</text:p>
          </table:table-cell>
          <table:table-cell office:value-type="float" office:value="36756" calcext:value-type="float">
            <text:p>36756</text:p>
          </table:table-cell>
          <table:table-cell office:value-type="float" office:value="49468" calcext:value-type="float">
            <text:p>49468</text:p>
          </table:table-cell>
          <table:table-cell office:value-type="float" office:value="64430" calcext:value-type="float">
            <text:p>64430</text:p>
          </table:table-cell>
          <table:table-cell office:value-type="float" office:value="80283" calcext:value-type="float">
            <text:p>80283</text:p>
          </table:table-cell>
          <table:table-cell office:value-type="float" office:value="96443" calcext:value-type="float">
            <text:p>96443</text:p>
          </table:table-cell>
          <table:table-cell office:value-type="float" office:value="108839" calcext:value-type="float">
            <text:p>108839</text:p>
          </table:table-cell>
          <table:table-cell office:value-type="float" office:value="114199" calcext:value-type="float">
            <text:p>114199</text:p>
          </table:table-cell>
          <table:table-cell office:value-type="float" office:value="110039" calcext:value-type="float">
            <text:p>110039</text:p>
          </table:table-cell>
          <table:table-cell office:value-type="float" office:value="95446" calcext:value-type="float">
            <text:p>95446</text:p>
          </table:table-cell>
          <table:table-cell office:value-type="float" office:value="73568" calcext:value-type="float">
            <text:p>73568</text:p>
          </table:table-cell>
          <table:table-cell office:value-type="float" office:value="49275" calcext:value-type="float">
            <text:p>49275</text:p>
          </table:table-cell>
          <table:table-cell office:value-type="float" office:value="27326" calcext:value-type="float">
            <text:p>27326</text:p>
          </table:table-cell>
          <table:table-cell office:value-type="float" office:value="12759" calcext:value-type="float">
            <text:p>12759</text:p>
          </table:table-cell>
          <table:table-cell office:value-type="float" office:value="4650" calcext:value-type="float">
            <text:p>4650</text:p>
          </table:table-cell>
          <table:table-cell office:value-type="float" office:value="1196" calcext:value-type="float">
            <text:p>1196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0.115069749030173" calcext:value-type="float">
            <text:p>0.115069749030173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236" calcext:value-type="float">
            <text:p>236</text:p>
          </table:table-cell>
          <table:table-cell office:value-type="float" office:value="523" calcext:value-type="float">
            <text:p>523</text:p>
          </table:table-cell>
          <table:table-cell office:value-type="float" office:value="1103" calcext:value-type="float">
            <text:p>1103</text:p>
          </table:table-cell>
          <table:table-cell office:value-type="float" office:value="2343" calcext:value-type="float">
            <text:p>2343</text:p>
          </table:table-cell>
          <table:table-cell office:value-type="float" office:value="4655" calcext:value-type="float">
            <text:p>4655</text:p>
          </table:table-cell>
          <table:table-cell office:value-type="float" office:value="8696" calcext:value-type="float">
            <text:p>8696</text:p>
          </table:table-cell>
          <table:table-cell office:value-type="float" office:value="15800" calcext:value-type="float">
            <text:p>15800</text:p>
          </table:table-cell>
          <table:table-cell office:value-type="float" office:value="26877" calcext:value-type="float">
            <text:p>26877</text:p>
          </table:table-cell>
          <table:table-cell office:value-type="float" office:value="43400" calcext:value-type="float">
            <text:p>43400</text:p>
          </table:table-cell>
          <table:table-cell office:value-type="float" office:value="65115" calcext:value-type="float">
            <text:p>65115</text:p>
          </table:table-cell>
          <table:table-cell office:value-type="float" office:value="92470" calcext:value-type="float">
            <text:p>92470</text:p>
          </table:table-cell>
          <table:table-cell office:value-type="float" office:value="120717" calcext:value-type="float">
            <text:p>120717</text:p>
          </table:table-cell>
          <table:table-cell office:value-type="float" office:value="143280" calcext:value-type="float">
            <text:p>143280</text:p>
          </table:table-cell>
          <table:table-cell office:value-type="float" office:value="151815" calcext:value-type="float">
            <text:p>151815</text:p>
          </table:table-cell>
          <table:table-cell office:value-type="float" office:value="138080" calcext:value-type="float">
            <text:p>1380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57404" calcext:value-type="float">
            <text:p>57404</text:p>
          </table:table-cell>
          <table:table-cell office:value-type="float" office:value="21690" calcext:value-type="float">
            <text:p>21690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371" calcext:value-type="float">
            <text:p>371</text:p>
          </table:table-cell>
          <table:table-cell office:value-type="float" office:value="907" calcext:value-type="float">
            <text:p>907</text:p>
          </table:table-cell>
          <table:table-cell office:value-type="float" office:value="1999" calcext:value-type="float">
            <text:p>1999</text:p>
          </table:table-cell>
          <table:table-cell office:value-type="float" office:value="4315" calcext:value-type="float">
            <text:p>4315</text:p>
          </table:table-cell>
          <table:table-cell office:value-type="float" office:value="9137" calcext:value-type="float">
            <text:p>9137</text:p>
          </table:table-cell>
          <table:table-cell office:value-type="float" office:value="18730" calcext:value-type="float">
            <text:p>18730</text:p>
          </table:table-cell>
          <table:table-cell office:value-type="float" office:value="36141" calcext:value-type="float">
            <text:p>36141</text:p>
          </table:table-cell>
          <table:table-cell office:value-type="float" office:value="64984" calcext:value-type="float">
            <text:p>64984</text:p>
          </table:table-cell>
          <table:table-cell office:value-type="float" office:value="107721" calcext:value-type="float">
            <text:p>107721</text:p>
          </table:table-cell>
          <table:table-cell office:value-type="float" office:value="160549" calcext:value-type="float">
            <text:p>160549</text:p>
          </table:table-cell>
          <table:table-cell office:value-type="float" office:value="202660" calcext:value-type="float">
            <text:p>202660</text:p>
          </table:table-cell>
          <table:table-cell office:value-type="float" office:value="201655" calcext:value-type="float">
            <text:p>201655</text:p>
          </table:table-cell>
          <table:table-cell office:value-type="float" office:value="140453" calcext:value-type="float">
            <text:p>140453</text:p>
          </table:table-cell>
          <table:table-cell office:value-type="float" office:value="50106" calcext:value-type="float">
            <text:p>501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306" calcext:value-type="float">
            <text:p>306</text:p>
          </table:table-cell>
          <table:table-cell office:value-type="float" office:value="1010" calcext:value-type="float">
            <text:p>1010</text:p>
          </table:table-cell>
          <table:table-cell office:value-type="float" office:value="3069" calcext:value-type="float">
            <text:p>3069</text:p>
          </table:table-cell>
          <table:table-cell office:value-type="float" office:value="9254" calcext:value-type="float">
            <text:p>9254</text:p>
          </table:table-cell>
          <table:table-cell office:value-type="float" office:value="25586" calcext:value-type="float">
            <text:p>25586</text:p>
          </table:table-cell>
          <table:table-cell office:value-type="float" office:value="63890" calcext:value-type="float">
            <text:p>63890</text:p>
          </table:table-cell>
          <table:table-cell office:value-type="float" office:value="138509" calcext:value-type="float">
            <text:p>138509</text:p>
          </table:table-cell>
          <table:table-cell office:value-type="float" office:value="244585" calcext:value-type="float">
            <text:p>244585</text:p>
          </table:table-cell>
          <table:table-cell office:value-type="float" office:value="308625" calcext:value-type="float">
            <text:p>308625</text:p>
          </table:table-cell>
          <table:table-cell office:value-type="float" office:value="205015" calcext:value-type="float">
            <text:p>205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29" calcext:value-type="float">
            <text:p>329</text:p>
          </table:table-cell>
          <table:table-cell office:value-type="float" office:value="1484" calcext:value-type="float">
            <text:p>1484</text:p>
          </table:table-cell>
          <table:table-cell office:value-type="float" office:value="5469" calcext:value-type="float">
            <text:p>5469</text:p>
          </table:table-cell>
          <table:table-cell office:value-type="float" office:value="20712" calcext:value-type="float">
            <text:p>20712</text:p>
          </table:table-cell>
          <table:table-cell office:value-type="float" office:value="66170" calcext:value-type="float">
            <text:p>66170</text:p>
          </table:table-cell>
          <table:table-cell office:value-type="float" office:value="177577" calcext:value-type="float">
            <text:p>177577</text:p>
          </table:table-cell>
          <table:table-cell office:value-type="float" office:value="350048" calcext:value-type="float">
            <text:p>350048</text:p>
          </table:table-cell>
          <table:table-cell office:value-type="float" office:value="378104" calcext:value-type="float">
            <text:p>3781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887062312110095" calcext:value-type="float">
            <text:p>0.887062312110095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office:value-type="float" office:value="890" calcext:value-type="float">
            <text:p>890</text:p>
          </table:table-cell>
          <table:table-cell office:value-type="float" office:value="4774" calcext:value-type="float">
            <text:p>4774</text:p>
          </table:table-cell>
          <table:table-cell office:value-type="float" office:value="23447" calcext:value-type="float">
            <text:p>23447</text:p>
          </table:table-cell>
          <table:table-cell office:value-type="float" office:value="99738" calcext:value-type="float">
            <text:p>99738</text:p>
          </table:table-cell>
          <table:table-cell office:value-type="float" office:value="317938" calcext:value-type="float">
            <text:p>317938</text:p>
          </table:table-cell>
          <table:table-cell office:value-type="float" office:value="552989" calcext:value-type="float">
            <text:p>55298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1412" calcext:value-type="float">
            <text:p>1412</text:p>
          </table:table-cell>
          <table:table-cell office:value-type="float" office:value="9575" calcext:value-type="float">
            <text:p>9575</text:p>
          </table:table-cell>
          <table:table-cell office:value-type="float" office:value="56611" calcext:value-type="float">
            <text:p>56611</text:p>
          </table:table-cell>
          <table:table-cell office:value-type="float" office:value="260205" calcext:value-type="float">
            <text:p>260205</text:p>
          </table:table-cell>
          <table:table-cell office:value-type="float" office:value="671949" calcext:value-type="float">
            <text:p>67194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8:24:28.349793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08:27:13.071260542</dc:date>
    <meta:editing-duration>PT27M52S</meta:editing-duration>
    <meta:editing-cycles>5</meta:editing-cycles>
    <meta:generator>LibreOffice/6.0.7.3$Linux_X86_64 LibreOffice_project/00m0$Build-3</meta:generator>
    <meta:document-statistic meta:table-count="1" meta:cell-count="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98cm" svg:height="14.945cm" xlink:href=".." xlink:type="simple" chart:class="chart:line" chart:style-name="ch1">
        <chart:legend chart:legend-position="end" svg:x="23.067cm" svg:y="5.154cm" style:legend-expansion="high" chart:style-name="ch2"/>
        <chart:plot-area chart:style-name="ch3" table:cell-range-address="density.A1:density.BU10" chart:data-source-has-labels="both" svg:x="1.726cm" svg:y="0.298cm" svg:width="20.786cm" svg:height="13.208cm">
          <chartooo:coordinate-region svg:x="3.12cm" svg:y="0.5cm" svg:width="19.25cm" svg:height="12.201cm"/>
          <chart:axis chart:dimension="x" chart:name="primary-x" chart:style-name="ch4" chartooo:axis-type="auto">
            <chartooo:date-scale/>
            <chart:title svg:x="10.55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L2" chart:class="chart:line">
            <chart:data-point chart:repeated="61"/>
          </chart:series>
          <chart:series chart:style-name="ch10" chart:values-cell-range-address="density.M3:density.BU3" chart:label-cell-address="density.A3:density.L3" chart:class="chart:line">
            <chart:data-point chart:repeated="61"/>
          </chart:series>
          <chart:series chart:style-name="ch11" chart:values-cell-range-address="density.M4:density.BU4" chart:label-cell-address="density.A4:density.L4" chart:class="chart:line">
            <chart:data-point chart:repeated="61"/>
          </chart:series>
          <chart:series chart:style-name="ch12" chart:values-cell-range-address="density.M5:density.BU5" chart:label-cell-address="density.A5:density.L5" chart:class="chart:line">
            <chart:data-point chart:repeated="61"/>
          </chart:series>
          <chart:series chart:style-name="ch13" chart:values-cell-range-address="density.M6:density.BU6" chart:label-cell-address="density.A6:density.L6" chart:class="chart:line">
            <chart:data-point chart:repeated="61"/>
          </chart:series>
          <chart:series chart:style-name="ch14" chart:values-cell-range-address="density.M7:density.BU7" chart:label-cell-address="density.A7:density.L7" chart:class="chart:line">
            <chart:data-point chart:repeated="61"/>
          </chart:series>
          <chart:series chart:style-name="ch15" chart:values-cell-range-address="density.M8:density.BU8" chart:label-cell-address="density.A8:density.L8" chart:class="chart:line">
            <chart:data-point chart:repeated="61"/>
          </chart:series>
          <chart:series chart:style-name="ch16" chart:values-cell-range-address="density.M9:density.BU9" chart:label-cell-address="density.A9:density.L9" chart:class="chart:line">
            <chart:data-point chart:repeated="61"/>
          </chart:series>
          <chart:series chart:style-name="ch17" chart:values-cell-range-address="density.M10:density.BU10" chart:label-cell-address="density.A10:density.L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                      </text:p>
                <text:list>
                  <text:list-item>
                    <text:p>'Sat. 1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2:density.L2</svg:desc>
                </draw:g>
              </table:table-cell>
              <table:table-cell office:value-type="float" office:value="1">
                <text:p>1</text:p>
                <draw:g>
                  <svg:desc>density.M2:density.BU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84">
                <text:p>184</text:p>
              </table:table-cell>
              <table:table-cell office:value-type="float" office:value="395">
                <text:p>395</text:p>
              </table:table-cell>
              <table:table-cell office:value-type="float" office:value="1451">
                <text:p>1451</text:p>
              </table:table-cell>
              <table:table-cell office:value-type="float" office:value="1198">
                <text:p>1198</text:p>
              </table:table-cell>
              <table:table-cell office:value-type="float" office:value="569">
                <text:p>569</text:p>
              </table:table-cell>
              <table:table-cell office:value-type="float" office:value="1169">
                <text:p>1169</text:p>
              </table:table-cell>
              <table:table-cell office:value-type="float" office:value="1760">
                <text:p>1760</text:p>
              </table:table-cell>
              <table:table-cell office:value-type="float" office:value="2980">
                <text:p>2980</text:p>
              </table:table-cell>
              <table:table-cell office:value-type="float" office:value="5238">
                <text:p>5238</text:p>
              </table:table-cell>
              <table:table-cell office:value-type="float" office:value="9460">
                <text:p>9460</text:p>
              </table:table-cell>
              <table:table-cell office:value-type="float" office:value="13104">
                <text:p>13104</text:p>
              </table:table-cell>
              <table:table-cell office:value-type="float" office:value="17492">
                <text:p>17492</text:p>
              </table:table-cell>
              <table:table-cell office:value-type="float" office:value="22242">
                <text:p>22242</text:p>
              </table:table-cell>
              <table:table-cell office:value-type="float" office:value="31697">
                <text:p>31697</text:p>
              </table:table-cell>
              <table:table-cell office:value-type="float" office:value="42273">
                <text:p>42273</text:p>
              </table:table-cell>
              <table:table-cell office:value-type="float" office:value="49460">
                <text:p>49460</text:p>
              </table:table-cell>
              <table:table-cell office:value-type="float" office:value="56046">
                <text:p>56046</text:p>
              </table:table-cell>
              <table:table-cell office:value-type="float" office:value="67225">
                <text:p>67225</text:p>
              </table:table-cell>
              <table:table-cell office:value-type="float" office:value="85161">
                <text:p>85161</text:p>
              </table:table-cell>
              <table:table-cell office:value-type="float" office:value="96945">
                <text:p>96945</text:p>
              </table:table-cell>
              <table:table-cell office:value-type="float" office:value="98809">
                <text:p>98809</text:p>
              </table:table-cell>
              <table:table-cell office:value-type="float" office:value="92251">
                <text:p>92251</text:p>
              </table:table-cell>
              <table:table-cell office:value-type="float" office:value="82160">
                <text:p>82160</text:p>
              </table:table-cell>
              <table:table-cell office:value-type="float" office:value="69103">
                <text:p>69103</text:p>
              </table:table-cell>
              <table:table-cell office:value-type="float" office:value="54079">
                <text:p>54079</text:p>
              </table:table-cell>
              <table:table-cell office:value-type="float" office:value="42718">
                <text:p>42718</text:p>
              </table:table-cell>
              <table:table-cell office:value-type="float" office:value="24463">
                <text:p>24463</text:p>
              </table:table-cell>
              <table:table-cell office:value-type="float" office:value="15458">
                <text:p>15458</text:p>
              </table:table-cell>
              <table:table-cell office:value-type="float" office:value="8478">
                <text:p>8478</text:p>
              </table:table-cell>
              <table:table-cell office:value-type="float" office:value="3833">
                <text:p>3833</text:p>
              </table:table-cell>
              <table:table-cell office:value-type="float" office:value="1550">
                <text:p>1550</text:p>
              </table:table-cell>
              <table:table-cell office:value-type="float" office:value="578">
                <text:p>578</text:p>
              </table:table-cell>
              <table:table-cell office:value-type="float" office:value="227">
                <text:p>227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                      </text:p>
                <text:list>
                  <text:list-item>
                    <text:p>'Sat. 2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3:density.L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283">
                <text:p>283</text:p>
              </table:table-cell>
              <table:table-cell office:value-type="float" office:value="377">
                <text:p>377</text:p>
              </table:table-cell>
              <table:table-cell office:value-type="float" office:value="699">
                <text:p>699</text:p>
              </table:table-cell>
              <table:table-cell office:value-type="float" office:value="1319">
                <text:p>1319</text:p>
              </table:table-cell>
              <table:table-cell office:value-type="float" office:value="2318">
                <text:p>2318</text:p>
              </table:table-cell>
              <table:table-cell office:value-type="float" office:value="3799">
                <text:p>3799</text:p>
              </table:table-cell>
              <table:table-cell office:value-type="float" office:value="6124">
                <text:p>6124</text:p>
              </table:table-cell>
              <table:table-cell office:value-type="float" office:value="9174">
                <text:p>9174</text:p>
              </table:table-cell>
              <table:table-cell office:value-type="float" office:value="13970">
                <text:p>13970</text:p>
              </table:table-cell>
              <table:table-cell office:value-type="float" office:value="20025">
                <text:p>20025</text:p>
              </table:table-cell>
              <table:table-cell office:value-type="float" office:value="28208">
                <text:p>28208</text:p>
              </table:table-cell>
              <table:table-cell office:value-type="float" office:value="37714">
                <text:p>37714</text:p>
              </table:table-cell>
              <table:table-cell office:value-type="float" office:value="49273">
                <text:p>49273</text:p>
              </table:table-cell>
              <table:table-cell office:value-type="float" office:value="60649">
                <text:p>60649</text:p>
              </table:table-cell>
              <table:table-cell office:value-type="float" office:value="71516">
                <text:p>71516</text:p>
              </table:table-cell>
              <table:table-cell office:value-type="float" office:value="81608">
                <text:p>81608</text:p>
              </table:table-cell>
              <table:table-cell office:value-type="float" office:value="88997">
                <text:p>88997</text:p>
              </table:table-cell>
              <table:table-cell office:value-type="float" office:value="92872">
                <text:p>92872</text:p>
              </table:table-cell>
              <table:table-cell office:value-type="float" office:value="91817">
                <text:p>91817</text:p>
              </table:table-cell>
              <table:table-cell office:value-type="float" office:value="86812">
                <text:p>86812</text:p>
              </table:table-cell>
              <table:table-cell office:value-type="float" office:value="75744">
                <text:p>75744</text:p>
              </table:table-cell>
              <table:table-cell office:value-type="float" office:value="61529">
                <text:p>61529</text:p>
              </table:table-cell>
              <table:table-cell office:value-type="float" office:value="46135">
                <text:p>46135</text:p>
              </table:table-cell>
              <table:table-cell office:value-type="float" office:value="31715">
                <text:p>31715</text:p>
              </table:table-cell>
              <table:table-cell office:value-type="float" office:value="18860">
                <text:p>18860</text:p>
              </table:table-cell>
              <table:table-cell office:value-type="float" office:value="10283">
                <text:p>10283</text:p>
              </table:table-cell>
              <table:table-cell office:value-type="float" office:value="4795">
                <text:p>4795</text:p>
              </table:table-cell>
              <table:table-cell office:value-type="float" office:value="2005">
                <text:p>2005</text:p>
              </table:table-cell>
              <table:table-cell office:value-type="float" office:value="765">
                <text:p>765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                      </text:p>
                <text:list>
                  <text:list-item>
                    <text:p>'Sat. 3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4:density.L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141">
                <text:p>141</text:p>
              </table:table-cell>
              <table:table-cell office:value-type="float" office:value="322">
                <text:p>322</text:p>
              </table:table-cell>
              <table:table-cell office:value-type="float" office:value="565">
                <text:p>565</text:p>
              </table:table-cell>
              <table:table-cell office:value-type="float" office:value="960">
                <text:p>960</text:p>
              </table:table-cell>
              <table:table-cell office:value-type="float" office:value="1674">
                <text:p>1674</text:p>
              </table:table-cell>
              <table:table-cell office:value-type="float" office:value="2871">
                <text:p>2871</text:p>
              </table:table-cell>
              <table:table-cell office:value-type="float" office:value="4681">
                <text:p>4681</text:p>
              </table:table-cell>
              <table:table-cell office:value-type="float" office:value="7643">
                <text:p>7643</text:p>
              </table:table-cell>
              <table:table-cell office:value-type="float" office:value="11917">
                <text:p>11917</text:p>
              </table:table-cell>
              <table:table-cell office:value-type="float" office:value="18069">
                <text:p>18069</text:p>
              </table:table-cell>
              <table:table-cell office:value-type="float" office:value="26111">
                <text:p>26111</text:p>
              </table:table-cell>
              <table:table-cell office:value-type="float" office:value="36756">
                <text:p>36756</text:p>
              </table:table-cell>
              <table:table-cell office:value-type="float" office:value="49468">
                <text:p>49468</text:p>
              </table:table-cell>
              <table:table-cell office:value-type="float" office:value="64430">
                <text:p>64430</text:p>
              </table:table-cell>
              <table:table-cell office:value-type="float" office:value="80283">
                <text:p>80283</text:p>
              </table:table-cell>
              <table:table-cell office:value-type="float" office:value="96443">
                <text:p>96443</text:p>
              </table:table-cell>
              <table:table-cell office:value-type="float" office:value="108839">
                <text:p>108839</text:p>
              </table:table-cell>
              <table:table-cell office:value-type="float" office:value="114199">
                <text:p>114199</text:p>
              </table:table-cell>
              <table:table-cell office:value-type="float" office:value="110039">
                <text:p>110039</text:p>
              </table:table-cell>
              <table:table-cell office:value-type="float" office:value="95446">
                <text:p>95446</text:p>
              </table:table-cell>
              <table:table-cell office:value-type="float" office:value="73568">
                <text:p>73568</text:p>
              </table:table-cell>
              <table:table-cell office:value-type="float" office:value="49275">
                <text:p>49275</text:p>
              </table:table-cell>
              <table:table-cell office:value-type="float" office:value="27326">
                <text:p>27326</text:p>
              </table:table-cell>
              <table:table-cell office:value-type="float" office:value="12759">
                <text:p>12759</text:p>
              </table:table-cell>
              <table:table-cell office:value-type="float" office:value="4650">
                <text:p>4650</text:p>
              </table:table-cell>
              <table:table-cell office:value-type="float" office:value="1196">
                <text:p>1196</text:p>
              </table:table-cell>
              <table:table-cell office:value-type="float" office:value="215">
                <text:p>2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'Sat. 4'                      </text:p>
                <text:list>
                  <text:list-item>
                    <text:p>'Sat. 4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5:density.L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523">
                <text:p>523</text:p>
              </table:table-cell>
              <table:table-cell office:value-type="float" office:value="1103">
                <text:p>1103</text:p>
              </table:table-cell>
              <table:table-cell office:value-type="float" office:value="2343">
                <text:p>2343</text:p>
              </table:table-cell>
              <table:table-cell office:value-type="float" office:value="4655">
                <text:p>4655</text:p>
              </table:table-cell>
              <table:table-cell office:value-type="float" office:value="8696">
                <text:p>8696</text:p>
              </table:table-cell>
              <table:table-cell office:value-type="float" office:value="15800">
                <text:p>15800</text:p>
              </table:table-cell>
              <table:table-cell office:value-type="float" office:value="26877">
                <text:p>26877</text:p>
              </table:table-cell>
              <table:table-cell office:value-type="float" office:value="43400">
                <text:p>43400</text:p>
              </table:table-cell>
              <table:table-cell office:value-type="float" office:value="65115">
                <text:p>65115</text:p>
              </table:table-cell>
              <table:table-cell office:value-type="float" office:value="92470">
                <text:p>92470</text:p>
              </table:table-cell>
              <table:table-cell office:value-type="float" office:value="120717">
                <text:p>120717</text:p>
              </table:table-cell>
              <table:table-cell office:value-type="float" office:value="143280">
                <text:p>143280</text:p>
              </table:table-cell>
              <table:table-cell office:value-type="float" office:value="151815">
                <text:p>151815</text:p>
              </table:table-cell>
              <table:table-cell office:value-type="float" office:value="138080">
                <text:p>138080</text:p>
              </table:table-cell>
              <table:table-cell office:value-type="float" office:value="101624">
                <text:p>101624</text:p>
              </table:table-cell>
              <table:table-cell office:value-type="float" office:value="57404">
                <text:p>57404</text:p>
              </table:table-cell>
              <table:table-cell office:value-type="float" office:value="21690">
                <text:p>2169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'Sat. 5'                      </text:p>
                <text:list>
                  <text:list-item>
                    <text:p>'Sat. 5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6:density.L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  <table:table-cell office:value-type="float" office:value="371">
                <text:p>371</text:p>
              </table:table-cell>
              <table:table-cell office:value-type="float" office:value="907">
                <text:p>907</text:p>
              </table:table-cell>
              <table:table-cell office:value-type="float" office:value="1999">
                <text:p>1999</text:p>
              </table:table-cell>
              <table:table-cell office:value-type="float" office:value="4315">
                <text:p>4315</text:p>
              </table:table-cell>
              <table:table-cell office:value-type="float" office:value="9137">
                <text:p>9137</text:p>
              </table:table-cell>
              <table:table-cell office:value-type="float" office:value="18730">
                <text:p>18730</text:p>
              </table:table-cell>
              <table:table-cell office:value-type="float" office:value="36141">
                <text:p>36141</text:p>
              </table:table-cell>
              <table:table-cell office:value-type="float" office:value="64984">
                <text:p>64984</text:p>
              </table:table-cell>
              <table:table-cell office:value-type="float" office:value="107721">
                <text:p>107721</text:p>
              </table:table-cell>
              <table:table-cell office:value-type="float" office:value="160549">
                <text:p>160549</text:p>
              </table:table-cell>
              <table:table-cell office:value-type="float" office:value="202660">
                <text:p>202660</text:p>
              </table:table-cell>
              <table:table-cell office:value-type="float" office:value="201655">
                <text:p>201655</text:p>
              </table:table-cell>
              <table:table-cell office:value-type="float" office:value="140453">
                <text:p>140453</text:p>
              </table:table-cell>
              <table:table-cell office:value-type="float" office:value="50106">
                <text:p>50106</text:p>
              </table:table-cell>
            </table:table-row>
            <table:table-row>
              <table:table-cell office:value-type="string">
                <text:p>'Sat. 6'                      </text:p>
                <text:list>
                  <text:list-item>
                    <text:p>'Sat. 6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7:density.L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306">
                <text:p>306</text:p>
              </table:table-cell>
              <table:table-cell office:value-type="float" office:value="1010">
                <text:p>1010</text:p>
              </table:table-cell>
              <table:table-cell office:value-type="float" office:value="3069">
                <text:p>3069</text:p>
              </table:table-cell>
              <table:table-cell office:value-type="float" office:value="9254">
                <text:p>9254</text:p>
              </table:table-cell>
              <table:table-cell office:value-type="float" office:value="25586">
                <text:p>25586</text:p>
              </table:table-cell>
              <table:table-cell office:value-type="float" office:value="63890">
                <text:p>63890</text:p>
              </table:table-cell>
              <table:table-cell office:value-type="float" office:value="138509">
                <text:p>138509</text:p>
              </table:table-cell>
              <table:table-cell office:value-type="float" office:value="244585">
                <text:p>244585</text:p>
              </table:table-cell>
              <table:table-cell office:value-type="float" office:value="308625">
                <text:p>308625</text:p>
              </table:table-cell>
              <table:table-cell office:value-type="float" office:value="205015">
                <text:p>205015</text:p>
              </table:table-cell>
            </table:table-row>
            <table:table-row>
              <table:table-cell office:value-type="string">
                <text:p>'Sat. 7'                      </text:p>
                <text:list>
                  <text:list-item>
                    <text:p>'Sat. 7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8:density.L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329">
                <text:p>329</text:p>
              </table:table-cell>
              <table:table-cell office:value-type="float" office:value="1484">
                <text:p>1484</text:p>
              </table:table-cell>
              <table:table-cell office:value-type="float" office:value="5469">
                <text:p>5469</text:p>
              </table:table-cell>
              <table:table-cell office:value-type="float" office:value="20712">
                <text:p>20712</text:p>
              </table:table-cell>
              <table:table-cell office:value-type="float" office:value="66170">
                <text:p>66170</text:p>
              </table:table-cell>
              <table:table-cell office:value-type="float" office:value="177577">
                <text:p>177577</text:p>
              </table:table-cell>
              <table:table-cell office:value-type="float" office:value="350048">
                <text:p>350048</text:p>
              </table:table-cell>
              <table:table-cell office:value-type="float" office:value="378104">
                <text:p>378104</text:p>
              </table:table-cell>
            </table:table-row>
            <table:table-row>
              <table:table-cell office:value-type="string">
                <text:p>'Sat. 8'                      </text:p>
                <text:list>
                  <text:list-item>
                    <text:p>'Sat. 8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9:density.L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84">
                <text:p>184</text:p>
              </table:table-cell>
              <table:table-cell office:value-type="float" office:value="890">
                <text:p>890</text:p>
              </table:table-cell>
              <table:table-cell office:value-type="float" office:value="4774">
                <text:p>4774</text:p>
              </table:table-cell>
              <table:table-cell office:value-type="float" office:value="23447">
                <text:p>23447</text:p>
              </table:table-cell>
              <table:table-cell office:value-type="float" office:value="99738">
                <text:p>99738</text:p>
              </table:table-cell>
              <table:table-cell office:value-type="float" office:value="317938">
                <text:p>317938</text:p>
              </table:table-cell>
              <table:table-cell office:value-type="float" office:value="552989">
                <text:p>552989</text:p>
              </table:table-cell>
            </table:table-row>
            <table:table-row>
              <table:table-cell office:value-type="string">
                <text:p>'Sat. 9'                      </text:p>
                <text:list>
                  <text:list-item>
                    <text:p>'Sat. 9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10:density.L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97">
                <text:p>197</text:p>
              </table:table-cell>
              <table:table-cell office:value-type="float" office:value="1412">
                <text:p>1412</text:p>
              </table:table-cell>
              <table:table-cell office:value-type="float" office:value="9575">
                <text:p>9575</text:p>
              </table:table-cell>
              <table:table-cell office:value-type="float" office:value="56611">
                <text:p>56611</text:p>
              </table:table-cell>
              <table:table-cell office:value-type="float" office:value="260205">
                <text:p>260205</text:p>
              </table:table-cell>
              <table:table-cell office:value-type="float" office:value="671949">
                <text:p>671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8.549cm" svg:y="4.74cm" style:legend-expansion="high" chart:style-name="ch2"/>
        <chart:plot-area chart:style-name="ch3" table:cell-range-address="density.BY1:density.BY10" chart:data-source-has-labels="row" svg:x="0.401cm" svg:y="0.201cm" svg:width="17.747cm" svg:height="9.683cm">
          <chartooo:coordinate-region svg:x="1.139cm" svg:y="0.404cm" svg:width="16.912cm" svg:height="8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983857746120775">
                <text:p>0.00000983857746120775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9814388825102">
                <text:p>0.0088981438882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069749030173">
                <text:p>0.11506974903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83168092112">
                <text:p>0.3568316809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6726461682705">
                <text:p>0.606726461682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301122123276">
                <text:p>0.78330112212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7062312110095">
                <text:p>0.887062312110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2790323164798">
                <text:p>0.942790323164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1429836779937">
                <text:p>0.971429836779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